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05">
      <style:text-properties style:text-position=""/>
    </style:style>
    <style:style style:name="ce10" style:family="table-cell" style:parent-style-name="Default" style:data-style-name="N106">
      <style:table-cell-properties fo:background-color="#ff00ff"/>
      <style:text-properties style:text-position=""/>
    </style:style>
    <style:style style:name="ce2" style:family="table-cell" style:parent-style-name="Default" style:data-style-name="N105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3" style:family="table-cell" style:parent-style-name="Default" style:data-style-name="N106">
      <style:text-properties style:text-position="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5" style:family="table-cell" style:parent-style-name="Default" style:data-style-name="N106">
      <style:table-cell-properties fo:background-color="#ffd320"/>
      <style:text-properties style:text-position=""/>
    </style:style>
    <style:style style:name="ce6" style:family="table-cell" style:parent-style-name="Default" style:data-style-name="N106">
      <style:table-cell-properties fo:background-color="transparent"/>
      <style:text-properties style:text-position=""/>
    </style:style>
    <style:style style:name="ce7" style:family="table-cell" style:parent-style-name="Default">
      <style:table-cell-properties fo:background-color="#ffd320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9" style:family="table-cell" style:parent-style-name="Default" style:data-style-name="N106">
      <style:table-cell-properties fo:background-color="#ffff00"/>
      <style:text-properties style:text-position=""/>
    </style:style>
    <style:style style:name="ce12" style:family="table-cell" style:parent-style-name="Default" style:data-style-name="N2"/>
  </office:automatic-styles>
  <office:body>
    <office:spreadsheet>
      <table:table table:name="Hoja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 table:number-rows-repeated="2">
          <table:table-cell table:number-columns-repeated="10"/>
        </table:table-row>
        <table:table-row table:style-name="ro2">
          <table:table-cell/>
          <table:table-cell table:style-name="ce2" office:value-type="string">
            <text:p>number of on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table:number-columns-repeated="2"/>
          <table:table-cell table:style-name="ce4" office:value-type="string" table:number-columns-spanned="6" table:number-rows-spanned="1">
            <text:p>number of zeros</text:p>
          </table:table-cell>
          <table:covered-table-cell table:number-columns-repeated="5" table:style-name="ce8"/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/>
          <table:table-cell table:style-name="ce5" office:value-type="string">
            <text:p>Always low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16">
            <text:p>16,0</text:p>
          </table:table-cell>
          <table:table-cell table:style-name="ce5" office:value-type="float" office:value="64">
            <text:p>64,0</text:p>
          </table:table-cell>
          <table:table-cell table:style-name="ce3" table:formula="of:=[.C6]*[.$D$3]" office:value-type="float" office:value="128">
            <text:p>128,0</text:p>
          </table:table-cell>
          <table:table-cell table:style-name="ce3" table:formula="of:=[.D6]*[.$D$3]" office:value-type="float" office:value="256">
            <text:p>256,0</text:p>
          </table:table-cell>
          <table:table-cell table:style-name="ce3" table:formula="of:=[.E6]*[.$D$3]" office:value-type="float" office:value="512">
            <text:p>512,0</text:p>
          </table:table-cell>
          <table:table-cell table:style-name="ce3" table:formula="of:=[.F6]*[.$D$3]" office:value-type="float" office:value="1024">
            <text:p>1024,0</text:p>
          </table:table-cell>
          <table:table-cell table:style-name="ce3" table:formula="of:=[.G6]*[.$D$3]" office:value-type="float" office:value="2048">
            <text:p>2048,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style-name="ce3" table:formula="of:=[.B6]^1.05" office:value-type="float" office:value="18.3791736799526">
            <text:p>18,4</text:p>
          </table:table-cell>
          <table:table-cell table:style-name="ce5" table:formula="of:=[.C6]/1.05" office:value-type="float" office:value="60.952380952381">
            <text:p>61,0</text:p>
          </table:table-cell>
          <table:table-cell table:style-name="ce3" table:formula="of:=[.C7]*[.$D$3]" office:value-type="float" office:value="121.904761904762">
            <text:p>121,9</text:p>
          </table:table-cell>
          <table:table-cell table:style-name="ce3" table:formula="of:=[.D7]*[.$D$3]" office:value-type="float" office:value="243.809523809524">
            <text:p>243,8</text:p>
          </table:table-cell>
          <table:table-cell table:style-name="ce3" table:formula="of:=[.E7]*[.$D$3]" office:value-type="float" office:value="487.619047619048">
            <text:p>487,6</text:p>
          </table:table-cell>
          <table:table-cell table:style-name="ce3" table:formula="of:=[.F7]*[.$D$3]" office:value-type="float" office:value="975.238095238095">
            <text:p>975,2</text:p>
          </table:table-cell>
          <table:table-cell table:style-name="ce3" table:formula="of:=[.G7]*[.$D$3]" office:value-type="float" office:value="1950.47619047619">
            <text:p>1950,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style-name="ce3" table:formula="of:=[.B6]*2" office:value-type="float" office:value="32">
            <text:p>32,0</text:p>
          </table:table-cell>
          <table:table-cell table:style-name="ce5" office:value-type="float" office:value="32">
            <text:p>32,0</text:p>
          </table:table-cell>
          <table:table-cell table:style-name="ce3" table:formula="of:=[.C8]*[.$D$3]" office:value-type="float" office:value="64">
            <text:p>64,0</text:p>
          </table:table-cell>
          <table:table-cell table:style-name="ce3" table:formula="of:=[.D8]*[.$D$3]" office:value-type="float" office:value="128">
            <text:p>128,0</text:p>
          </table:table-cell>
          <table:table-cell table:style-name="ce3" table:formula="of:=[.E8]*[.$D$3]" office:value-type="float" office:value="256">
            <text:p>256,0</text:p>
          </table:table-cell>
          <table:table-cell table:style-name="ce3" table:formula="of:=[.F8]*[.$D$3]" office:value-type="float" office:value="512">
            <text:p>512,0</text:p>
          </table:table-cell>
          <table:table-cell table:style-name="ce3" table:formula="of:=[.G8]*[.$D$3]" office:value-type="float" office:value="1024">
            <text:p>1024,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style-name="ce3" table:formula="of:=[.B8]^1.05" office:value-type="float" office:value="38.0546276800871">
            <text:p>38,1</text:p>
          </table:table-cell>
          <table:table-cell table:style-name="ce6" table:formula="of:=[.C8]/1.05" office:value-type="float" office:value="30.4761904761905">
            <text:p>30,5</text:p>
          </table:table-cell>
          <table:table-cell table:style-name="ce5" table:formula="of:=[.C9]*[.$D$3]" office:value-type="float" office:value="60.952380952381">
            <text:p>61,0</text:p>
          </table:table-cell>
          <table:table-cell table:style-name="ce3" table:formula="of:=[.D9]*[.$D$3]" office:value-type="float" office:value="121.904761904762">
            <text:p>121,9</text:p>
          </table:table-cell>
          <table:table-cell table:style-name="ce3" table:formula="of:=[.E9]*[.$D$3]" office:value-type="float" office:value="243.809523809524">
            <text:p>243,8</text:p>
          </table:table-cell>
          <table:table-cell table:style-name="ce3" table:formula="of:=[.F9]*[.$D$3]" office:value-type="float" office:value="487.619047619048">
            <text:p>487,6</text:p>
          </table:table-cell>
          <table:table-cell table:style-name="ce3" table:formula="of:=[.G9]*[.$D$3]" office:value-type="float" office:value="975.238095238095">
            <text:p>975,2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style-name="ce3" table:formula="of:=[.B8]*2" office:value-type="float" office:value="64">
            <text:p>64,0</text:p>
          </table:table-cell>
          <table:table-cell table:style-name="ce5" office:value-type="float" office:value="16">
            <text:p>16,0</text:p>
          </table:table-cell>
          <table:table-cell table:style-name="ce3" table:formula="of:=[.C10]*[.$D$3]" office:value-type="float" office:value="32">
            <text:p>32,0</text:p>
          </table:table-cell>
          <table:table-cell table:style-name="ce3" table:formula="of:=[.D10]*[.$D$3]" office:value-type="float" office:value="64">
            <text:p>64,0</text:p>
          </table:table-cell>
          <table:table-cell table:style-name="ce3" table:formula="of:=[.E10]*[.$D$3]" office:value-type="float" office:value="128">
            <text:p>128,0</text:p>
          </table:table-cell>
          <table:table-cell table:style-name="ce3" table:formula="of:=[.F10]*[.$D$3]" office:value-type="float" office:value="256">
            <text:p>256,0</text:p>
          </table:table-cell>
          <table:table-cell table:style-name="ce3" table:formula="of:=[.G10]*[.$D$3]" office:value-type="float" office:value="512">
            <text:p>512,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style-name="ce3" table:formula="of:=[.B10]^1.05" office:value-type="float" office:value="78.7932424540747">
            <text:p>78,8</text:p>
          </table:table-cell>
          <table:table-cell table:style-name="ce3" table:formula="of:=[.C10]/1.05" office:value-type="float" office:value="15.2380952380952">
            <text:p>15,2</text:p>
          </table:table-cell>
          <table:table-cell table:style-name="ce6" table:formula="of:=[.C11]*[.$D$3]" office:value-type="float" office:value="30.4761904761905">
            <text:p>30,5</text:p>
          </table:table-cell>
          <table:table-cell table:style-name="ce9" table:formula="of:=[.D11]*[.$D$3]" office:value-type="float" office:value="60.952380952381">
            <text:p>61,0</text:p>
          </table:table-cell>
          <table:table-cell table:style-name="ce3" table:formula="of:=[.E11]*[.$D$3]" office:value-type="float" office:value="121.904761904762">
            <text:p>121,9</text:p>
          </table:table-cell>
          <table:table-cell table:style-name="ce3" table:formula="of:=[.F11]*[.$D$3]" office:value-type="float" office:value="243.809523809524">
            <text:p>243,8</text:p>
          </table:table-cell>
          <table:table-cell table:style-name="ce3" table:formula="of:=[.G11]*[.$D$3]" office:value-type="float" office:value="487.619047619048">
            <text:p>487,6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style-name="ce3" table:formula="of:=[.B10]*2" office:value-type="float" office:value="128">
            <text:p>128,0</text:p>
          </table:table-cell>
          <table:table-cell table:style-name="ce5" office:value-type="float" office:value="8">
            <text:p>8,0</text:p>
          </table:table-cell>
          <table:table-cell table:style-name="ce3" table:formula="of:=[.C12]*[.$D$3]" office:value-type="float" office:value="16">
            <text:p>16,0</text:p>
          </table:table-cell>
          <table:table-cell table:style-name="ce3" table:formula="of:=[.D12]*[.$D$3]" office:value-type="float" office:value="32">
            <text:p>32,0</text:p>
          </table:table-cell>
          <table:table-cell table:style-name="ce3" table:formula="of:=[.E12]*[.$D$3]" office:value-type="float" office:value="64">
            <text:p>64,0</text:p>
          </table:table-cell>
          <table:table-cell table:style-name="ce3" table:formula="of:=[.F12]*[.$D$3]" office:value-type="float" office:value="128">
            <text:p>128,0</text:p>
          </table:table-cell>
          <table:table-cell table:style-name="ce3" table:formula="of:=[.G12]*[.$D$3]" office:value-type="float" office:value="256">
            <text:p>256,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style-name="ce3" table:formula="of:=[.B12]^1.05" office:value-type="float" office:value="163.143760296866">
            <text:p>163,1</text:p>
          </table:table-cell>
          <table:table-cell table:style-name="ce3" table:formula="of:=[.C12]/1.05" office:value-type="float" office:value="7.61904761904762">
            <text:p>7,6</text:p>
          </table:table-cell>
          <table:table-cell table:style-name="ce3" table:formula="of:=[.C13]*[.$D$3]" office:value-type="float" office:value="15.2380952380952">
            <text:p>15,2</text:p>
          </table:table-cell>
          <table:table-cell table:style-name="ce3" table:formula="of:=[.D13]*[.$D$3]" office:value-type="float" office:value="30.4761904761905">
            <text:p>30,5</text:p>
          </table:table-cell>
          <table:table-cell table:style-name="ce9" table:formula="of:=[.E13]*[.$D$3]" office:value-type="float" office:value="60.952380952381">
            <text:p>61,0</text:p>
          </table:table-cell>
          <table:table-cell table:style-name="ce3" table:formula="of:=[.F13]*[.$D$3]" office:value-type="float" office:value="121.904761904762">
            <text:p>121,9</text:p>
          </table:table-cell>
          <table:table-cell table:style-name="ce3" table:formula="of:=[.G13]*[.$D$3]" office:value-type="float" office:value="243.809523809524">
            <text:p>243,8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style-name="ce3" table:formula="of:=[.B12]*2" office:value-type="float" office:value="256">
            <text:p>256,0</text:p>
          </table:table-cell>
          <table:table-cell table:style-name="ce5" office:value-type="float" office:value="4">
            <text:p>4,0</text:p>
          </table:table-cell>
          <table:table-cell table:style-name="ce3" table:formula="of:=[.C14]*[.$D$3]" office:value-type="float" office:value="8">
            <text:p>8,0</text:p>
          </table:table-cell>
          <table:table-cell table:style-name="ce3" table:formula="of:=[.D14]*[.$D$3]" office:value-type="float" office:value="16">
            <text:p>16,0</text:p>
          </table:table-cell>
          <table:table-cell table:style-name="ce3" table:formula="of:=[.E14]*[.$D$3]" office:value-type="float" office:value="32">
            <text:p>32,0</text:p>
          </table:table-cell>
          <table:table-cell table:style-name="ce3" table:formula="of:=[.F14]*[.$D$3]" office:value-type="float" office:value="64">
            <text:p>64,0</text:p>
          </table:table-cell>
          <table:table-cell table:style-name="ce3" table:formula="of:=[.G14]*[.$D$3]" office:value-type="float" office:value="128">
            <text:p>128,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style-name="ce3" table:formula="of:=[.B14]^1.05" office:value-type="float" office:value="337.794025157861">
            <text:p>337,8</text:p>
          </table:table-cell>
          <table:table-cell table:style-name="ce3" table:formula="of:=[.C14]/1.05" office:value-type="float" office:value="3.80952380952381">
            <text:p>3,8</text:p>
          </table:table-cell>
          <table:table-cell table:style-name="ce3" table:formula="of:=[.C15]*[.$D$3]" office:value-type="float" office:value="7.61904761904762">
            <text:p>7,6</text:p>
          </table:table-cell>
          <table:table-cell table:style-name="ce3" table:formula="of:=[.D15]*[.$D$3]" office:value-type="float" office:value="15.2380952380952">
            <text:p>15,2</text:p>
          </table:table-cell>
          <table:table-cell table:style-name="ce3" table:formula="of:=[.E15]*[.$D$3]" office:value-type="float" office:value="30.4761904761905">
            <text:p>30,5</text:p>
          </table:table-cell>
          <table:table-cell table:style-name="ce9" table:formula="of:=[.F15]*[.$D$3]" office:value-type="float" office:value="60.952380952381">
            <text:p>61,0</text:p>
          </table:table-cell>
          <table:table-cell table:style-name="ce3" table:formula="of:=[.G15]*[.$D$3]" office:value-type="float" office:value="121.904761904762">
            <text:p>121,9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style-name="ce3" table:formula="of:=[.B14]*2" office:value-type="float" office:value="512">
            <text:p>512,0</text:p>
          </table:table-cell>
          <table:table-cell table:style-name="ce5" office:value-type="float" office:value="2">
            <text:p>2,0</text:p>
          </table:table-cell>
          <table:table-cell table:style-name="ce3" table:formula="of:=[.C16]*[.$D$3]" office:value-type="float" office:value="4">
            <text:p>4,0</text:p>
          </table:table-cell>
          <table:table-cell table:style-name="ce3" table:formula="of:=[.D16]*[.$D$3]" office:value-type="float" office:value="8">
            <text:p>8,0</text:p>
          </table:table-cell>
          <table:table-cell table:style-name="ce3" table:formula="of:=[.E16]*[.$D$3]" office:value-type="float" office:value="16">
            <text:p>16,0</text:p>
          </table:table-cell>
          <table:table-cell table:style-name="ce3" table:formula="of:=[.F16]*[.$D$3]" office:value-type="float" office:value="32">
            <text:p>32,0</text:p>
          </table:table-cell>
          <table:table-cell table:style-name="ce3" table:formula="of:=[.G16]*[.$D$3]" office:value-type="float" office:value="64">
            <text:p>64,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style-name="ce3" table:formula="of:=[.B16]^1.05" office:value-type="float" office:value="699.412611458251">
            <text:p>699,4</text:p>
          </table:table-cell>
          <table:table-cell table:style-name="ce3" table:formula="of:=[.C16]/1.05" office:value-type="float" office:value="1.9047619047619">
            <text:p>1,9</text:p>
          </table:table-cell>
          <table:table-cell table:style-name="ce3" table:formula="of:=[.C17]*[.$D$3]" office:value-type="float" office:value="3.80952380952381">
            <text:p>3,8</text:p>
          </table:table-cell>
          <table:table-cell table:style-name="ce3" table:formula="of:=[.D17]*[.$D$3]" office:value-type="float" office:value="7.61904761904762">
            <text:p>7,6</text:p>
          </table:table-cell>
          <table:table-cell table:style-name="ce3" table:formula="of:=[.E17]*[.$D$3]" office:value-type="float" office:value="15.2380952380952">
            <text:p>15,2</text:p>
          </table:table-cell>
          <table:table-cell table:style-name="ce3" table:formula="of:=[.F17]*[.$D$3]" office:value-type="float" office:value="30.4761904761905">
            <text:p>30,5</text:p>
          </table:table-cell>
          <table:table-cell table:style-name="ce9" table:formula="of:=[.G17]*[.$D$3]" office:value-type="float" office:value="60.952380952381">
            <text:p>61,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style-name="ce3" table:formula="of:=[.B16]*2" office:value-type="float" office:value="1024">
            <text:p>1024,0</text:p>
          </table:table-cell>
          <table:table-cell table:style-name="ce5" office:value-type="float" office:value="1">
            <text:p>1,0</text:p>
          </table:table-cell>
          <table:table-cell table:style-name="ce3" table:formula="of:=[.C18]*[.$D$3]" office:value-type="float" office:value="2">
            <text:p>2,0</text:p>
          </table:table-cell>
          <table:table-cell table:style-name="ce3" table:formula="of:=[.D18]*[.$D$3]" office:value-type="float" office:value="4">
            <text:p>4,0</text:p>
          </table:table-cell>
          <table:table-cell table:style-name="ce3" table:formula="of:=[.E18]*[.$D$3]" office:value-type="float" office:value="8">
            <text:p>8,0</text:p>
          </table:table-cell>
          <table:table-cell table:style-name="ce3" table:formula="of:=[.F18]*[.$D$3]" office:value-type="float" office:value="16">
            <text:p>16,0</text:p>
          </table:table-cell>
          <table:table-cell table:style-name="ce3" table:formula="of:=[.G18]*[.$D$3]" office:value-type="float" office:value="32">
            <text:p>32,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style-name="ce3" table:formula="of:=[.B18]^1.05" office:value-type="float" office:value="1448.15468787005">
            <text:p>1448,2</text:p>
          </table:table-cell>
          <table:table-cell table:style-name="ce1" table:formula="of:=[.C18]/1.05" office:value-type="float" office:value="0.952380952380952">
            <text:p>0,952</text:p>
          </table:table-cell>
          <table:table-cell table:style-name="ce3" table:formula="of:=[.C19]*[.$D$3]" office:value-type="float" office:value="1.9047619047619">
            <text:p>1,9</text:p>
          </table:table-cell>
          <table:table-cell table:style-name="ce3" table:formula="of:=[.D19]*[.$D$3]" office:value-type="float" office:value="3.80952380952381">
            <text:p>3,8</text:p>
          </table:table-cell>
          <table:table-cell table:style-name="ce3" table:formula="of:=[.E19]*[.$D$3]" office:value-type="float" office:value="7.61904761904762">
            <text:p>7,6</text:p>
          </table:table-cell>
          <table:table-cell table:style-name="ce3" table:formula="of:=[.F19]*[.$D$3]" office:value-type="float" office:value="15.2380952380952">
            <text:p>15,2</text:p>
          </table:table-cell>
          <table:table-cell table:style-name="ce3" table:formula="of:=[.G19]*[.$D$3]" office:value-type="float" office:value="30.4761904761905">
            <text:p>30,5</text:p>
          </table:table-cell>
          <table:table-cell table:style-name="ce10" table:formula="of:=[.H19]*[.$D$3]" office:value-type="float" office:value="60.952380952381">
            <text:p>61,0</text:p>
          </table:table-cell>
          <table:table-cell table:style-name="ce3" table:formula="of:=[.I19]*[.$D$3]" office:value-type="float" office:value="121.904761904762">
            <text:p>121,9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style-name="ce3" table:formula="of:=[.B18]*2" office:value-type="float" office:value="2048">
            <text:p>2048,0</text:p>
          </table:table-cell>
          <table:table-cell table:style-name="ce7" office:value-type="string">
            <text:p>Always high</text:p>
          </table:table-cell>
          <table:table-cell table:style-name="ce3" table:number-columns-repeated="5"/>
          <table:table-cell table:number-columns-repeated="2"/>
        </table:table-row>
        <table:table-row table:style-name="ro1" table:number-rows-repeated="104855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Hoja2" table:style-name="ta1">
        <table:table-column table:style-name="co1" table:number-columns-repeated="2" table:default-cell-style-name="Default"/>
        <table:table-column table:style-name="co1" table:default-cell-style-name="ce12"/>
        <table:table-row table:style-name="ro3" table:number-rows-repeated="4"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">
            <text:p>0,0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">
            <text:p>1,0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C6]^1.05" office:value-type="float" office:value="1">
            <text:p>1,0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2*[.C6]" office:value-type="float" office:value="2">
            <text:p>2,0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C8]^1.05" office:value-type="float" office:value="2.07052984768276">
            <text:p>2,07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2*[.C8]" office:value-type="float" office:value="4">
            <text:p>4,00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C10]^1.05" office:value-type="float" office:value="4.28709385014517">
            <text:p>4,29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2*[.C10]" office:value-type="float" office:value="8">
            <text:p>8,00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C12]^1.05" office:value-type="float" office:value="8.87655577654276">
            <text:p>8,88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2*[.C12]" office:value-type="float" office:value="16">
            <text:p>16,0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C14]^1.05" office:value-type="float" office:value="18.3791736799526">
            <text:p>18,38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2*[.C14]" office:value-type="float" office:value="32">
            <text:p>32,00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C16]^1.05" office:value-type="float" office:value="38.0546276800871">
            <text:p>38,05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2*[.C16]" office:value-type="float" office:value="64">
            <text:p>64,00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C18]^1.05" office:value-type="float" office:value="78.7932424540747">
            <text:p>78,79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2*[.C18]" office:value-type="float" office:value="128">
            <text:p>128,00</text:p>
          </table:table-cell>
        </table:table-row>
      </table:table>
      <table:table table:name="Hoja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5">
      <number:number number:decimal-places="3" number:min-integer-digits="1"/>
    </number:number-style>
    <number:number-style style:name="N106">
      <number:number number:decimal-places="1" number:min-integer-digits="1"/>
    </number:number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Tejada Gómez</meta:initial-creator>
    <meta:creation-date>2013-05-10T22:26:52</meta:creation-date>
    <dc:date>2013-05-15T21:19:53</dc:date>
    <dc:creator>José Tejada Gómez</dc:creator>
    <meta:editing-duration>P1DT42M41S</meta:editing-duration>
    <meta:editing-cycles>3</meta:editing-cycles>
    <meta:generator>LibreOffice/3.5$Linux_X86_64 LibreOffice_project/350m1$Build-2</meta:generator>
    <meta:document-statistic meta:table-count="3" meta:cell-count="161" meta:object-count="0"/>
  </office:meta>
</office:document-meta>
</file>